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Lucida Console', monospace"/>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6ec3" officeooo:paragraph-rsid="00156ec3"/>
    </style:style>
    <style:style style:name="P2" style:family="paragraph" style:parent-style-name="Standard">
      <style:text-properties officeooo:paragraph-rsid="00156ec3"/>
    </style:style>
    <style:style style:name="P3" style:family="paragraph" style:parent-style-name="Standard">
      <style:text-properties officeooo:paragraph-rsid="001745ec"/>
    </style:style>
    <style:style style:name="P4" style:family="paragraph" style:parent-style-name="Standard">
      <style:text-properties officeooo:paragraph-rsid="0019de52"/>
    </style:style>
    <style:style style:name="P5" style:family="paragraph" style:parent-style-name="Standard">
      <style:text-properties officeooo:rsid="0019de52" officeooo:paragraph-rsid="0019de52"/>
    </style:style>
    <style:style style:name="P6" style:family="paragraph" style:parent-style-name="Standard">
      <style:text-properties officeooo:rsid="0019df22" officeooo:paragraph-rsid="0019df22"/>
    </style:style>
    <style:style style:name="P7" style:family="paragraph" style:parent-style-name="Standard">
      <style:text-properties officeooo:rsid="001ab518" officeooo:paragraph-rsid="001ab518"/>
    </style:style>
    <style:style style:name="P8" style:family="paragraph" style:parent-style-name="Standard">
      <style:text-properties officeooo:rsid="001b5f10" officeooo:paragraph-rsid="001b5f10"/>
    </style:style>
    <style:style style:name="P9" style:family="paragraph" style:parent-style-name="Standard" style:list-style-name="L1">
      <style:text-properties officeooo:rsid="00156ec3" officeooo:paragraph-rsid="00156ec3"/>
    </style:style>
    <style:style style:name="P10" style:family="paragraph" style:parent-style-name="Standard">
      <style:text-properties officeooo:rsid="00156ec3" officeooo:paragraph-rsid="00156ec3"/>
    </style:style>
    <style:style style:name="P11" style:family="paragraph" style:parent-style-name="Standard">
      <style:text-properties officeooo:rsid="0026dfbe" officeooo:paragraph-rsid="0026dfbe"/>
    </style:style>
    <style:style style:name="P12" style:family="paragraph" style:parent-style-name="Standard">
      <style:text-properties officeooo:paragraph-rsid="00278b1a"/>
    </style:style>
    <style:style style:name="P13" style:family="paragraph" style:parent-style-name="Standard">
      <style:text-properties officeooo:rsid="002a60ce" officeooo:paragraph-rsid="002a60ce"/>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6" style:family="paragraph" style:parent-style-name="Text_20_body">
      <style:text-properties officeooo:rsid="001f0740" officeooo:paragraph-rsid="001f0740"/>
    </style:style>
    <style:style style:name="P17" style:family="paragraph" style:parent-style-name="Text_20_body">
      <style:text-properties officeooo:rsid="001f1100" officeooo:paragraph-rsid="001f1100"/>
    </style:style>
    <style:style style:name="P18" style:family="paragraph" style:parent-style-name="Text_20_body">
      <style:text-properties officeooo:rsid="001f6296" officeooo:paragraph-rsid="001f6296"/>
    </style:style>
    <style:style style:name="P19" style:family="paragraph" style:parent-style-name="Text_20_body">
      <style:text-properties officeooo:rsid="001ff1dc" officeooo:paragraph-rsid="001ff1dc"/>
    </style:style>
    <style:style style:name="P20" style:family="paragraph" style:parent-style-name="Text_20_body">
      <style:text-properties officeooo:rsid="0020af33" officeooo:paragraph-rsid="0020af33"/>
    </style:style>
    <style:style style:name="P21" style:family="paragraph" style:parent-style-name="Text_20_body" style:list-style-name="L2"/>
    <style:style style:name="P22" style:family="paragraph" style:parent-style-name="Text_20_body">
      <style:text-properties officeooo:rsid="001dad68" officeooo:paragraph-rsid="00216b98"/>
    </style:style>
    <style:style style:name="P23" style:family="paragraph" style:parent-style-name="Text_20_body">
      <style:text-properties officeooo:rsid="001dad68" officeooo:paragraph-rsid="0023a480"/>
    </style:style>
    <style:style style:name="P24" style:family="paragraph" style:parent-style-name="Text_20_body">
      <style:text-properties officeooo:rsid="001c86c0" officeooo:paragraph-rsid="00216b98"/>
    </style:style>
    <style:style style:name="P25" style:family="paragraph" style:parent-style-name="Text_20_body">
      <style:text-properties officeooo:rsid="00216b98" officeooo:paragraph-rsid="00216b98"/>
    </style:style>
    <style:style style:name="P26" style:family="paragraph" style:parent-style-name="Text_20_body">
      <style:text-properties officeooo:rsid="00226762" officeooo:paragraph-rsid="00226762"/>
    </style:style>
    <style:style style:name="P27" style:family="paragraph" style:parent-style-name="Text_20_body">
      <style:text-properties officeooo:rsid="00254960" officeooo:paragraph-rsid="00254960"/>
    </style:style>
    <style:style style:name="P28" style:family="paragraph" style:parent-style-name="Text_20_body" style:list-style-name="L3">
      <style:text-properties officeooo:rsid="00254960" officeooo:paragraph-rsid="00254960"/>
    </style:style>
    <style:style style:name="P29" style:family="paragraph" style:parent-style-name="Text_20_body" style:list-style-name="L3">
      <style:text-properties officeooo:rsid="0026dfbe" officeooo:paragraph-rsid="0026dfbe"/>
    </style:style>
    <style:style style:name="P30" style:family="paragraph" style:parent-style-name="Text_20_body">
      <style:text-properties officeooo:rsid="0026dfbe" officeooo:paragraph-rsid="0026dfbe"/>
    </style:style>
    <style:style style:name="P31" style:family="paragraph" style:parent-style-name="Text_20_body">
      <style:text-properties officeooo:rsid="00278b1a" officeooo:paragraph-rsid="00278b1a"/>
    </style:style>
    <style:style style:name="P32" style:family="paragraph" style:parent-style-name="Text_20_body">
      <style:text-properties officeooo:rsid="00289160" officeooo:paragraph-rsid="00289160"/>
    </style:style>
    <style:style style:name="P33" style:family="paragraph" style:parent-style-name="Text_20_body">
      <style:text-properties officeooo:rsid="002a60ce" officeooo:paragraph-rsid="002a60ce"/>
    </style:style>
    <style:style style:name="P34" style:family="paragraph" style:parent-style-name="Text_20_body">
      <style:text-properties officeooo:rsid="002b833d" officeooo:paragraph-rsid="002b833d"/>
    </style:style>
    <style:style style:name="P35" style:family="paragraph" style:parent-style-name="Text_20_body" style:list-style-name="L2">
      <style:paragraph-properties fo:margin-top="0cm" fo:margin-bottom="0cm" style:contextual-spacing="false"/>
    </style:style>
    <style:style style:name="P36" style:family="paragraph" style:parent-style-name="Preformatted_20_Text">
      <style:text-properties officeooo:rsid="001ff1dc" officeooo:paragraph-rsid="001ff1dc"/>
    </style:style>
    <style:style style:name="P37" style:family="paragraph" style:parent-style-name="Preformatted_20_Text">
      <style:text-properties officeooo:rsid="0020af33" officeooo:paragraph-rsid="0020af33"/>
    </style:style>
    <style:style style:name="P38" style:family="paragraph" style:parent-style-name="Preformatted_20_Text">
      <style:text-properties officeooo:rsid="0026dfbe" officeooo:paragraph-rsid="0026dfbe"/>
    </style:style>
    <style:style style:name="P39" style:family="paragraph" style:parent-style-name="Preformatted_20_Text">
      <style:paragraph-properties fo:margin-top="0cm" fo:margin-bottom="0.499cm" style:contextual-spacing="false"/>
    </style:style>
    <style:style style:name="P40" style:family="paragraph" style:parent-style-name="Heading_20_1">
      <style:text-properties officeooo:rsid="001c86c0" officeooo:paragraph-rsid="00216b98"/>
    </style:style>
    <style:style style:name="T1" style:family="text">
      <style:text-properties officeooo:rsid="001745ec"/>
    </style:style>
    <style:style style:name="T2" style:family="text">
      <style:text-properties fo:font-size="10.5pt" officeooo:rsid="001745ec"/>
    </style:style>
    <style:style style:name="T3" style:family="text">
      <style:text-properties officeooo:rsid="001ab518"/>
    </style:style>
    <style:style style:name="T4" style:family="text">
      <style:text-properties officeooo:rsid="001dad68"/>
    </style:style>
    <style:style style:name="T5" style:family="text">
      <style:text-properties officeooo:rsid="001f6296"/>
    </style:style>
    <style:style style:name="T6" style:family="text">
      <style:text-properties fo:color="#333333" style:font-name="Menlo" fo:font-size="9pt" fo:background-color="transparent" loext:char-shading-value="0" fo:padding="0cm" fo:border="none"/>
    </style:style>
    <style:style style:name="T7" style:family="text">
      <style:text-properties officeooo:rsid="00216b98"/>
    </style:style>
    <style:style style:name="T8" style:family="text">
      <style:text-properties officeooo:rsid="00219c82"/>
    </style:style>
    <style:style style:name="T9" style:family="text">
      <style:text-properties officeooo:rsid="0023a480"/>
    </style:style>
    <style:style style:name="T10" style:family="text">
      <style:text-properties officeooo:rsid="0026dfbe"/>
    </style:style>
    <style:style style:name="T11" style:family="text">
      <style:text-properties fo:color="#008080" style:font-name="Monospace" fo:font-size="10pt" style:font-size-asian="10pt"/>
    </style:style>
    <style:style style:name="T12" style:family="text">
      <style:text-properties fo:color="#3f7f7f" style:font-name="Monospace" fo:font-size="10pt" style:font-size-asian="10pt"/>
    </style:style>
    <style:style style:name="T13" style:family="text">
      <style:text-properties style:font-name="Monospace" fo:font-size="10pt" style:font-size-asian="10pt"/>
    </style:style>
    <style:style style:name="T14" style:family="text">
      <style:text-properties fo:color="#7f007f" style:font-name="Monospace" fo:font-size="10pt" style:font-size-asian="10pt"/>
    </style:style>
    <style:style style:name="T15" style:family="text">
      <style:text-properties fo:color="#3c3c3c" style:font-name="Monospace" fo:font-size="10pt" style:font-size-asian="10pt"/>
    </style:style>
    <style:style style:name="T16" style:family="text">
      <style:text-properties fo:color="#3c3c3c" style:font-name="Monospace" fo:font-size="10pt" style:text-underline-style="solid" style:text-underline-width="auto" style:text-underline-color="font-color" style:font-size-asian="10pt"/>
    </style:style>
    <style:style style:name="T17" style:family="text">
      <style:text-properties fo:color="#2a00ff" style:font-name="Monospace" fo:font-size="10pt" fo:font-style="italic" style:font-size-asian="10pt" style:font-style-asian="italic"/>
    </style:style>
    <style:style style:name="T18" style:family="text">
      <style:text-properties fo:color="#2a00ff" style:font-name="Monospace" fo:font-size="10pt" style:font-size-asian="10pt"/>
    </style:style>
    <style:style style:name="T19" style:family="text">
      <style:text-properties fo:color="#3f5fbf" style:font-name="Monospace" fo:font-size="10pt" style:font-size-asian="10pt"/>
    </style:style>
    <style:style style:name="T20" style:family="text">
      <style:text-properties fo:color="#7f0055" style:font-name="Monospace" fo:font-size="10pt" fo:font-weight="bold" style:font-size-asian="10pt" style:font-weight-asian="bold"/>
    </style:style>
    <style:style style:name="T21" style:family="text">
      <style:text-properties fo:color="#000000" style:font-name="Monospace" fo:font-size="10pt" style:font-size-asian="10pt"/>
    </style:style>
    <style:style style:name="T22" style:family="text">
      <style:text-properties fo:color="#000000" style:font-name="Monospace" fo:font-size="10pt" style:text-underline-style="solid" style:text-underline-width="auto" style:text-underline-color="font-color" style:font-size-asian="10pt"/>
    </style:style>
    <style:style style:name="T23" style:family="text">
      <style:text-properties fo:color="#6a3e3e" style:font-name="Monospace" fo:font-size="10pt" style:font-size-asian="10pt"/>
    </style:style>
    <style:style style:name="T24" style:family="text">
      <style:text-properties fo:color="#6a3e3e" style:font-name="Monospace" fo:font-size="10pt" style:text-underline-style="solid" style:text-underline-width="auto" style:text-underline-color="font-color" style:font-size-asian="10pt"/>
    </style:style>
    <style:style style:name="T25" style:family="text">
      <style:text-properties fo:color="#3f7f5f" style:font-name="Monospace" fo:font-size="10pt" style:font-size-asian="10pt"/>
    </style:style>
    <style:style style:name="T26" style:family="text">
      <style:text-properties fo:color="#646464" style:font-name="Monospace" fo:font-size="10pt" style:font-size-asian="10pt"/>
    </style:style>
    <style:style style:name="T27" style:family="text">
      <style:text-properties fo:color="#0000c0" style:font-name="Monospace" fo:font-size="10pt" fo:font-style="italic" fo:font-weight="bold" style:font-size-asian="10pt" style:font-style-asian="italic" style:font-weight-asian="bold"/>
    </style:style>
    <style:style style:name="T28" style:family="text">
      <style:text-properties officeooo:rsid="002a60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ARK 1.2.1</text:p>
      <text:p text:style-name="P1"/>
      <text:p text:style-name="P1">Download the source code from <text:a xlink:type="simple" xlink:href="http://spark.apache.org/downloads.html">http://spark.apache.org/downloads.html</text:a></text:p>
      <text:list xml:id="list5467497766164513654" text:style-name="L1">
        <text:list-item>
          <text:p text:style-name="P9">choose latest release</text:p>
        </text:list-item>
        <text:list-item>
          <text:p text:style-name="P9">choose source package (not bind to hadoop)</text:p>
        </text:list-item>
        <text:list-item>
          <text:p text:style-name="P9">then click on download spark link</text:p>
        </text:list-item>
        <text:list-item>
          <text:p text:style-name="P9">extract the tar.gz into a folder</text:p>
        </text:list-item>
      </text:list>
      <text:p text:style-name="P1">Read.me file is located under the spark folder</text:p>
      <text:p text:style-name="P1">- <text:s/>mvn -DskipTests clean package</text:p>
      <text:p text:style-name="P1">To run the java8 tests you need java 8 installed anf be the default run </text:p>
      <text:p text:style-name="P2"><text:span text:style-name="Source_20_Text">- mvn install -DskipTests -Pjava8-tests</text:span></text:p>
      <text:p text:style-name="P2"/>
      <text:p text:style-name="P3"><text:span text:style-name="Source_20_Text"><text:span text:style-name="T1">(Optional) Download scala to use spark quickly</text:span></text:span></text:p>
      <text:p text:style-name="P3"><text:span text:style-name="Source_20_Text"><text:span text:style-name="T1">go to </text:span></text:span><text:a xlink:type="simple" xlink:href="http://www.scala-lang.org/download/"><text:span text:style-name="Source_20_Text"><text:span text:style-name="T1">http://www.scala-lang.org/download/</text:span></text:span></text:a><text:span text:style-name="Source_20_Text"><text:span text:style-name="T1"> and download the latest release</text:span></text:span></text:p>
      <text:p text:style-name="P3"/>
      <text:p text:style-name="P3"><text:span text:style-name="Source_20_Text"><text:span text:style-name="T1">Create a copy of spark-env.sh.template as spark-env.sh using</text:span></text:span></text:p>
      <text:p text:style-name="P4"><text:span text:style-name="Source_20_Text"><text:span text:style-name="T1">cp [spark dir]/conf/spark-env.sh.template <text:s/>[spark dir]/conf/spark-env.sh</text:span></text:span></text:p>
      <text:p text:style-name="P3"/>
      <text:p text:style-name="P3"><text:span text:style-name="Source_20_Text"><text:span text:style-name="T1">edit the conf file</text:span></text:span></text:p>
      <text:p text:style-name="P3"><text:span text:style-name="Source_20_Text"><text:span text:style-name="T1">vim </text:span></text:span><text:span text:style-name="Source_20_Text"><text:span text:style-name="T2">spark-env.sh</text:span></text:span></text:p>
      <text:p text:style-name="P3"/>
      <text:p text:style-name="P3"><text:span text:style-name="Source_20_Text"><text:span text:style-name="T2">And add the following</text:span></text:span></text:p>
      <text:p text:style-name="P1"/>
      <text:p text:style-name="P1">export SCALA_HOME=<text:span text:style-name="T1">[scala directory]</text:span><text:line-break/>export SPARK_WORKER_MEMORY=2g<text:line-break/>export SPARK_WORKER_INSTANCES=2<text:line-break/>export SPARK_WORKER_DIR=<text:span text:style-name="T1">[some work directory]</text:span><text:line-break/></text:p>
      <text:p text:style-name="P1"/>
      <text:p text:style-name="P1">The SPARK_WORKER_DIR will be the location that the run applications will run and which will include both logs and scratch space. Make sure that the directory can be written to by the application that is permission are set properly.</text:p>
      <text:p text:style-name="P1"/>
      <text:p text:style-name="P5">Copy the slaves.template file to slaves</text:p>
      <text:p text:style-name="P5">cp conf/slaves.template slaves</text:p>
      <text:p text:style-name="P5"/>
      <text:p text:style-name="P5">and make sure the file contains “localhost” since we are working on the local host</text:p>
      <text:p text:style-name="P1"/>
      <text:p text:style-name="P6">finally make a copy of log4j configuration file and change the log level to ERROR <text:span text:style-name="T3">in the rootCategory</text:span></text:p>
      <text:p text:style-name="P6"/>
      <text:p text:style-name="P6">cp conf/log4j.<text:span text:style-name="T3">properties.template conf/log4j.properties</text:span></text:p>
      <text:p text:style-name="P7">vim conf/log4j.properties</text:p>
      <text:p text:style-name="P7"/>
      <text:h text:style-name="Heading_20_1" text:outline-level="1">Run Shell No Cluster</text:h>
      <text:p text:style-name="P8"/>
      <text:p text:style-name="P8">run the spark-shell (scala) using </text:p>
      <text:p text:style-name="P8">./bin/spark-shell</text:p>
      <text:p text:style-name="P8"><text:soft-page-break/></text:p>
      <text:h text:style-name="Heading_20_1" text:outline-level="1">Run Cluster (locally)</text:h>
      <text:p text:style-name="P16">Run ./sbin/start-master.sh</text:p>
      <text:p text:style-name="P17">you should get the cluster status from <text:a xlink:type="simple" xlink:href="http://localhost:8080/">http://localhost:8080</text:a> (use private window to bypass browser cashing)</text:p>
      <text:p text:style-name="P18">run slaves </text:p>
      <text:p text:style-name="P18">./sbin/start-slaves.sh</text:p>
      <text:p text:style-name="P18"/>
      <text:p text:style-name="P19">WARNING If you get error (permission denied public key) then you have a ssh key installed in .ssh/ folder. Inrder to add this to the authorized list do the following</text:p>
      <text:p text:style-name="P36"><text:span text:style-name="Source_20_Text">cat $HOME/.ssh/id_rsa.pub &gt;&gt; $HOME/.ssh/authorized_keys</text:span></text:p>
      <text:p text:style-name="P36"/>
      <text:p text:style-name="P36"><text:span text:style-name="Source_20_Text">Then try </text:span></text:p>
      <text:p text:style-name="P36"/>
      <text:p text:style-name="P36"><text:span text:style-name="Source_20_Text">$ ssh localhost</text:span></text:p>
      <text:p text:style-name="P36"/>
      <text:p text:style-name="P36"><text:span text:style-name="Source_20_Text">if you authenticate (after saying yes to adding it to the list) try starting slaves again, i.e. </text:span><text:span text:style-name="Source_20_Text"><text:span text:style-name="T5">./sbin/start-slaves.sh</text:span></text:span></text:p>
      <text:p text:style-name="P19"/>
      <text:p text:style-name="P20">cluster sciprts are </text:p>
      <text:p text:style-name="P20"><text:span text:style-name="Source_20_Text">sbin/start-master.sh</text:span> - Starts a master instance on the machine the script is executed on. </text:p>
      <text:list xml:id="list2611054792592541899" text:style-name="L2">
        <text:list-item>
          <text:p text:style-name="P35"><text:span text:style-name="Source_20_Text">sbin/start-slaves.sh</text:span> - Starts a slave instance on each machine specified in the <text:span text:style-name="Source_20_Text">conf/slaves</text:span> file. </text:p>
        </text:list-item>
        <text:list-item>
          <text:p text:style-name="P35"><text:span text:style-name="Source_20_Text">sbin/start-all.sh</text:span> - Starts both a master and a number of slaves as described above. </text:p>
        </text:list-item>
        <text:list-item>
          <text:p text:style-name="P35"><text:span text:style-name="Source_20_Text">sbin/stop-master.sh</text:span> - Stops the master that was started via the <text:span text:style-name="Source_20_Text">bin/start-master.sh</text:span> script. </text:p>
        </text:list-item>
        <text:list-item>
          <text:p text:style-name="P35"><text:span text:style-name="Source_20_Text">sbin/stop-slaves.sh</text:span> - Stops all slave instances on the machines specified in the <text:span text:style-name="Source_20_Text">conf/slaves</text:span> file. </text:p>
        </text:list-item>
        <text:list-item>
          <text:p text:style-name="P21"><text:span text:style-name="Source_20_Text">sbin/stop-all.sh</text:span> - Stops both the master and the slaves as described above. </text:p>
        </text:list-item>
      </text:list>
      <text:p text:style-name="P20">Connect to the master node with </text:p>
      <text:p text:style-name="P37"><text:span text:style-name="Source_20_Text"><text:span text:style-name="T6">MASTER=spark://IP:PORT ./spark-shell</text:span></text:span></text:p>
      <text:p text:style-name="P20"/>
      <text:p text:style-name="P20">where the IP:PORT can be found from the localhost:8080 at the top left corner</text:p>
      <text:p text:style-name="P25">WAR NNG in this case you cannot use local file system to access files to we recommend suing spark shell without cluster to do development.</text:p>
      <text:h text:style-name="P40" text:outline-level="1">Work with text file</text:h>
      <text:p text:style-name="P24"><text:span text:style-name="T4">In scala console </text:span>Load the text file WARN <text:span text:style-name="T7">this is running on standalone mode not on cluster so </text:span>root is <text:span text:style-name="T8">where you call the ./spark-shell.sh</text:span></text:p>
      <text:p text:style-name="P22"><text:soft-page-break/>val textFile = sc.textFile(“README.md”)</text:p>
      <text:p text:style-name="P22">Get the number of lines in the file</text:p>
      <text:p text:style-name="P22">textFile.count</text:p>
      <text:p text:style-name="P22">Get all the lines containing spark </text:p>
      <text:p text:style-name="P22">val linesWithSpark = textFile.filter(line=&gt;line.contains("spark"))</text:p>
      <text:p text:style-name="P26">you can also use <text:span text:style-name="T9">actions directly e.g.</text:span></text:p>
      <text:p text:style-name="P23">textFile.filter(line=&gt;line.contains("spark")).<text:span text:style-name="T9">count</text:span></text:p>
      <text:p text:style-name="P23"/>
      <text:h text:style-name="Heading_20_1" text:outline-level="1">Creating a java project</text:h>
      <text:p text:style-name="P27">Go to Eclipse and create a mvn projects</text:p>
      <text:list xml:id="list7377935846571239866" text:style-name="L3">
        <text:list-item>
          <text:p text:style-name="P28">right click on package explorer and select New&gt;Maven Project, select Create a simple project</text:p>
        </text:list-item>
        <text:list-item>
          <text:p text:style-name="P28">Click next</text:p>
        </text:list-item>
        <text:list-item>
          <text:p text:style-name="P28">set the group id as “com.daghan” and Artefact-Id as “simple-scala-app” <text:span text:style-name="T10">packaging should be .jar</text:span></text:p>
        </text:list-item>
        <text:list-item>
          <text:p text:style-name="P29">Add the following depency to your pom</text:p>
        </text:list-item>
      </text:list>
      <text:p text:style-name="P38"><text:span text:style-name="Source_20_Text">&lt;dependencies&gt;</text:span></text:p>
      <text:p text:style-name="Preformatted_20_Text"><text:span text:style-name="Source_20_Text"><text:s text:c="4"/>&lt;dependency&gt; &lt;!-- Spark dependency --&gt;</text:span></text:p>
      <text:p text:style-name="Preformatted_20_Text"><text:span text:style-name="Source_20_Text"><text:s text:c="6"/>&lt;groupId&gt;org.apache.spark&lt;/groupId&gt;</text:span></text:p>
      <text:p text:style-name="Preformatted_20_Text"><text:span text:style-name="Source_20_Text"><text:s text:c="6"/>&lt;artifactId&gt;spark-core_2.10&lt;/artifactId&gt;</text:span></text:p>
      <text:p text:style-name="Preformatted_20_Text"><text:span text:style-name="Source_20_Text"><text:s text:c="6"/>&lt;version&gt;1.2.1&lt;/version&gt;</text:span></text:p>
      <text:p text:style-name="Preformatted_20_Text"><text:span text:style-name="Source_20_Text"><text:s text:c="4"/>&lt;/dependency&gt;</text:span></text:p>
      <text:p text:style-name="P39"><text:span text:style-name="Source_20_Text"><text:s text:c="2"/>&lt;/dependencies&gt;</text:span></text:p>
      <text:p text:style-name="P30">also include maven copiler plugin and set the java version to 1.8. (You have to have java1.8 installed on your system for this to work) your pom should look as follows</text:p>
      <text:p text:style-name="P11"><text:span text:style-name="T11">&lt;</text:span><text:span text:style-name="T12">project</text:span><text:span text:style-name="T13"> </text:span><text:span text:style-name="T14">xmlns</text:span><text:span text:style-name="T15">=</text:span><text:span text:style-name="T17">"http://maven.apache.org/POM/4.0.0"</text:span><text:span text:style-name="T13"> </text:span><text:span text:style-name="T14">xmlns:xsi</text:span><text:span text:style-name="T15">=</text:span><text:span text:style-name="T17">"http://www.w3.org/2001/XMLSchema-instance"</text:span></text:p>
      <text:p text:style-name="P14"><text:span text:style-name="T13"><text:s text:c="2"/></text:span><text:span text:style-name="T14">xsi:schemaLocation</text:span><text:span text:style-name="T15">=</text:span><text:span text:style-name="T17">"http://maven.apache.org/POM/4.0.0 http://maven.apache.org/xsd/maven-4.0.0.xsd"</text:span><text:span text:style-name="T11">&gt;</text:span></text:p>
      <text:p text:style-name="P14"><text:span text:style-name="T15"><text:s text:c="2"/></text:span><text:span text:style-name="T11">&lt;</text:span><text:span text:style-name="T12">modelVersion</text:span><text:span text:style-name="T11">&gt;</text:span><text:span text:style-name="T15">4.0.0</text:span><text:span text:style-name="T11">&lt;/</text:span><text:span text:style-name="T12">modelVersion</text:span><text:span text:style-name="T11">&gt;</text:span></text:p>
      <text:p text:style-name="P14"><text:span text:style-name="T15"><text:s text:c="2"/></text:span><text:span text:style-name="T11">&lt;</text:span><text:span text:style-name="T12">groupId</text:span><text:span text:style-name="T11">&gt;</text:span><text:span text:style-name="T15">com.daghan</text:span><text:span text:style-name="T11">&lt;/</text:span><text:span text:style-name="T12">groupId</text:span><text:span text:style-name="T11">&gt;</text:span></text:p>
      <text:p text:style-name="P14"><text:span text:style-name="T15"><text:s text:c="2"/></text:span><text:span text:style-name="T11">&lt;</text:span><text:span text:style-name="T12">artifactId</text:span><text:span text:style-name="T11">&gt;</text:span><text:span text:style-name="T15">simple-</text:span><text:span text:style-name="T16">scala</text:span><text:span text:style-name="T15">-</text:span><text:span text:style-name="T16">app</text:span><text:span text:style-name="T11">&lt;/</text:span><text:span text:style-name="T12">artifactId</text:span><text:span text:style-name="T11">&gt;</text:span></text:p>
      <text:p text:style-name="P14"><text:span text:style-name="T15"><text:s text:c="2"/></text:span><text:span text:style-name="T11">&lt;</text:span><text:span text:style-name="T12">version</text:span><text:span text:style-name="T11">&gt;</text:span><text:span text:style-name="T15">0.0.1-SNAPSHOT</text:span><text:span text:style-name="T11">&lt;/</text:span><text:span text:style-name="T12">version</text:span><text:span text:style-name="T11">&gt;</text:span></text:p>
      <text:p text:style-name="P15"/>
      <text:p text:style-name="P14"><text:span text:style-name="T15"><text:s text:c="2"/></text:span><text:span text:style-name="T11">&lt;</text:span><text:span text:style-name="T12">properties</text:span><text:span text:style-name="T11">&gt;</text:span></text:p>
      <text:p text:style-name="P14"><text:span text:style-name="T15"><text:s text:c="4"/></text:span><text:span text:style-name="T11">&lt;</text:span><text:span text:style-name="T12">spark.core.version</text:span><text:span text:style-name="T11">&gt;</text:span><text:span text:style-name="T15">1.2.1</text:span><text:span text:style-name="T11">&lt;/</text:span><text:span text:style-name="T12">spark.core.version</text:span><text:span text:style-name="T11">&gt;</text:span></text:p>
      <text:p text:style-name="P14"><text:span text:style-name="T15"><text:s text:c="4"/></text:span><text:span text:style-name="T11">&lt;</text:span><text:span text:style-name="T12">java.version</text:span><text:span text:style-name="T11">&gt;</text:span><text:span text:style-name="T15">1.8</text:span><text:span text:style-name="T11">&lt;/</text:span><text:span text:style-name="T12">java.version</text:span><text:span text:style-name="T11">&gt;</text:span></text:p>
      <text:p text:style-name="P14"><text:span text:style-name="T15"><text:s text:c="2"/></text:span><text:span text:style-name="T11">&lt;/</text:span><text:span text:style-name="T12">properties</text:span><text:span text:style-name="T11">&gt;</text:span></text:p>
      <text:p text:style-name="P15"/>
      <text:p text:style-name="P14"><text:span text:style-name="T15"><text:s text:c="2"/></text:span><text:span text:style-name="T11">&lt;</text:span><text:span text:style-name="T12">dependencies</text:span><text:span text:style-name="T11">&gt;</text:span></text:p>
      <text:p text:style-name="P14"><text:span text:style-name="T15"><text:s text:c="4"/></text:span><text:span text:style-name="T11">&lt;</text:span><text:span text:style-name="T12">dependency</text:span><text:span text:style-name="T11">&gt;</text:span><text:span text:style-name="T15"> </text:span><text:span text:style-name="T19">&lt;!-- Spark dependency --&gt;</text:span></text:p>
      <text:p text:style-name="P14"><text:span text:style-name="T15"><text:s text:c="6"/></text:span><text:span text:style-name="T11">&lt;</text:span><text:span text:style-name="T12">groupId</text:span><text:span text:style-name="T11">&gt;</text:span><text:span text:style-name="T15">org.apache.spark</text:span><text:span text:style-name="T11">&lt;/</text:span><text:span text:style-name="T12">groupId</text:span><text:span text:style-name="T11">&gt;</text:span></text:p>
      <text:p text:style-name="P14"><text:span text:style-name="T15"><text:s text:c="6"/></text:span><text:span text:style-name="T11">&lt;</text:span><text:span text:style-name="T12">artifactId</text:span><text:span text:style-name="T11">&gt;</text:span><text:span text:style-name="T15">spark-core_2.10</text:span><text:span text:style-name="T11">&lt;/</text:span><text:span text:style-name="T12">artifactId</text:span><text:span text:style-name="T11">&gt;</text:span></text:p>
      <text:p text:style-name="P14"><text:soft-page-break/><text:span text:style-name="T15"><text:s text:c="6"/></text:span><text:span text:style-name="T11">&lt;</text:span><text:span text:style-name="T12">version</text:span><text:span text:style-name="T11">&gt;</text:span><text:span text:style-name="T15">${spark.core.version}</text:span><text:span text:style-name="T11">&lt;/</text:span><text:span text:style-name="T12">version</text:span><text:span text:style-name="T11">&gt;</text:span></text:p>
      <text:p text:style-name="P14"><text:span text:style-name="T15"><text:s text:c="4"/></text:span><text:span text:style-name="T11">&lt;/</text:span><text:span text:style-name="T12">dependency</text:span><text:span text:style-name="T11">&gt;</text:span></text:p>
      <text:p text:style-name="P14"><text:span text:style-name="T15"><text:s text:c="2"/></text:span><text:span text:style-name="T11">&lt;/</text:span><text:span text:style-name="T12">dependencies</text:span><text:span text:style-name="T11">&gt;</text:span></text:p>
      <text:p text:style-name="P14"><text:span text:style-name="T15"><text:s text:c="2"/></text:span></text:p>
      <text:p text:style-name="P14"><text:span text:style-name="T15"><text:s text:c="2"/></text:span><text:span text:style-name="T11">&lt;</text:span><text:span text:style-name="T12">build</text:span><text:span text:style-name="T11">&gt;</text:span></text:p>
      <text:p text:style-name="P14"><text:span text:style-name="T15"><text:s text:c="4"/></text:span><text:span text:style-name="T11">&lt;</text:span><text:span text:style-name="T12">plugins</text:span><text:span text:style-name="T11">&gt;</text:span></text:p>
      <text:p text:style-name="P14"><text:span text:style-name="T15"><text:s text:c="6"/></text:span><text:span text:style-name="T11">&lt;</text:span><text:span text:style-name="T12">plugin</text:span><text:span text:style-name="T11">&gt;</text:span></text:p>
      <text:p text:style-name="P14"><text:span text:style-name="T15"><text:s text:c="8"/></text:span><text:span text:style-name="T11">&lt;</text:span><text:span text:style-name="T12">groupId</text:span><text:span text:style-name="T11">&gt;</text:span><text:span text:style-name="T15">org.apache.maven.plugins</text:span><text:span text:style-name="T11">&lt;/</text:span><text:span text:style-name="T12">groupId</text:span><text:span text:style-name="T11">&gt;</text:span></text:p>
      <text:p text:style-name="P14"><text:span text:style-name="T15"><text:s text:c="8"/></text:span><text:span text:style-name="T11">&lt;</text:span><text:span text:style-name="T12">artifactId</text:span><text:span text:style-name="T11">&gt;</text:span><text:span text:style-name="T16">maven</text:span><text:span text:style-name="T15">-compiler-</text:span><text:span text:style-name="T16">plugin</text:span><text:span text:style-name="T11">&lt;/</text:span><text:span text:style-name="T12">artifactId</text:span><text:span text:style-name="T11">&gt;</text:span></text:p>
      <text:p text:style-name="P14"><text:span text:style-name="T15"><text:s text:c="8"/></text:span><text:span text:style-name="T11">&lt;</text:span><text:span text:style-name="T12">version</text:span><text:span text:style-name="T11">&gt;</text:span><text:span text:style-name="T15">3.1</text:span><text:span text:style-name="T11">&lt;/</text:span><text:span text:style-name="T12">version</text:span><text:span text:style-name="T11">&gt;</text:span></text:p>
      <text:p text:style-name="P14"><text:span text:style-name="T15"><text:s text:c="8"/></text:span><text:span text:style-name="T11">&lt;</text:span><text:span text:style-name="T12">configuration</text:span><text:span text:style-name="T11">&gt;</text:span></text:p>
      <text:p text:style-name="P14"><text:span text:style-name="T15"><text:s text:c="10"/></text:span><text:span text:style-name="T11">&lt;</text:span><text:span text:style-name="T12">source</text:span><text:span text:style-name="T11">&gt;</text:span><text:span text:style-name="T15">${java.version}</text:span><text:span text:style-name="T11">&lt;/</text:span><text:span text:style-name="T12">source</text:span><text:span text:style-name="T11">&gt;</text:span></text:p>
      <text:p text:style-name="P14"><text:span text:style-name="T15"><text:s text:c="10"/></text:span><text:span text:style-name="T11">&lt;</text:span><text:span text:style-name="T12">target</text:span><text:span text:style-name="T11">&gt;</text:span><text:span text:style-name="T15">${java.version}</text:span><text:span text:style-name="T11">&lt;/</text:span><text:span text:style-name="T12">target</text:span><text:span text:style-name="T11">&gt;</text:span></text:p>
      <text:p text:style-name="P14"><text:span text:style-name="T15"><text:s text:c="8"/></text:span><text:span text:style-name="T11">&lt;/</text:span><text:span text:style-name="T12">configuration</text:span><text:span text:style-name="T11">&gt;</text:span></text:p>
      <text:p text:style-name="P14"><text:span text:style-name="T15"><text:s text:c="6"/></text:span><text:span text:style-name="T11">&lt;/</text:span><text:span text:style-name="T12">plugin</text:span><text:span text:style-name="T11">&gt;</text:span></text:p>
      <text:p text:style-name="P14"><text:span text:style-name="T15"><text:s text:c="4"/></text:span><text:span text:style-name="T11">&lt;/</text:span><text:span text:style-name="T12">plugins</text:span><text:span text:style-name="T11">&gt;</text:span></text:p>
      <text:p text:style-name="P14"><text:span text:style-name="T15"><text:s text:c="2"/></text:span><text:span text:style-name="T11">&lt;/</text:span><text:span text:style-name="T12">build</text:span><text:span text:style-name="T11">&gt;</text:span></text:p>
      <text:p text:style-name="P14"><text:span text:style-name="T11">&lt;/</text:span><text:span text:style-name="T12">project</text:span><text:span text:style-name="T11">&gt;</text:span></text:p>
      <text:p text:style-name="P30"/>
      <text:p text:style-name="P31">create SimpleApp calss under src/main/java and add the following code to the class</text:p>
      <text:p text:style-name="P12"><text:span text:style-name="T20">import</text:span><text:span text:style-name="T21"> org.apache.spark.SparkConf;</text:span></text:p>
      <text:p text:style-name="P14"><text:span text:style-name="T20">import</text:span><text:span text:style-name="T21"> org.apache.spark.api.java.JavaRDD;</text:span></text:p>
      <text:p text:style-name="P14"><text:span text:style-name="T20">import</text:span><text:span text:style-name="T21"> org.apache.spark.api.java.JavaSparkContext;</text:span></text:p>
      <text:p text:style-name="P14"><text:span text:style-name="T20">import</text:span><text:span text:style-name="T21"> org.apache.spark.api.java.function.Function;</text:span></text:p>
      <text:p text:style-name="P15"/>
      <text:p text:style-name="P14"><text:span text:style-name="T20">public</text:span><text:span text:style-name="T21"> </text:span><text:span text:style-name="T20">class</text:span><text:span text:style-name="T21"> SimpleApp {</text:span></text:p>
      <text:p text:style-name="P14"><text:span text:style-name="T21"><text:s text:c="2"/></text:span><text:span text:style-name="T20">public</text:span><text:span text:style-name="T21"> </text:span><text:span text:style-name="T20">static</text:span><text:span text:style-name="T21"> </text:span><text:span text:style-name="T20">void</text:span><text:span text:style-name="T21"> main(</text:span><text:span text:style-name="T20">final</text:span><text:span text:style-name="T21"> String[] </text:span><text:span text:style-name="T23">args</text:span><text:span text:style-name="T21">) {</text:span></text:p>
      <text:p text:style-name="P14"><text:span text:style-name="T21"><text:s text:c="4"/></text:span><text:span text:style-name="T20">final</text:span><text:span text:style-name="T21"> String </text:span><text:span text:style-name="T23">logFile</text:span><text:span text:style-name="T21"> = </text:span><text:span text:style-name="T18">"/home/daghan/Applications/spark-1.2.1/README.md"</text:span><text:span text:style-name="T21">; </text:span><text:span text:style-name="T25">// Should be some file on your system</text:span></text:p>
      <text:p text:style-name="P14"><text:span text:style-name="T21"><text:s text:c="4"/></text:span><text:span text:style-name="T20">final</text:span><text:span text:style-name="T21"> SparkConf </text:span><text:span text:style-name="T23">conf</text:span><text:span text:style-name="T21"> = </text:span><text:span text:style-name="T20">new</text:span><text:span text:style-name="T21"> SparkConf().setAppName(</text:span><text:span text:style-name="T18">"Simple Application"</text:span><text:span text:style-name="T21">);</text:span></text:p>
      <text:p text:style-name="P14"><text:span text:style-name="T21"><text:s text:c="4"/></text:span><text:span text:style-name="T20">final</text:span><text:span text:style-name="T21"> JavaSparkContext </text:span><text:span text:style-name="T24">sc</text:span><text:span text:style-name="T21"> = </text:span><text:span text:style-name="T20">new</text:span><text:span text:style-name="T21"> JavaSparkContext(</text:span><text:span text:style-name="T23">conf</text:span><text:span text:style-name="T21">);</text:span></text:p>
      <text:p text:style-name="P14"><text:span text:style-name="T21"><text:s text:c="4"/></text:span><text:span text:style-name="T20">final</text:span><text:span text:style-name="T21"> JavaRDD&lt;String&gt; </text:span><text:span text:style-name="T23">logData</text:span><text:span text:style-name="T21"> = </text:span><text:span text:style-name="T23">sc</text:span><text:span text:style-name="T21">.textFile(</text:span><text:span text:style-name="T23">logFile</text:span><text:span text:style-name="T21">).cache();</text:span></text:p>
      <text:p text:style-name="P15"/>
      <text:p text:style-name="P14"><text:span text:style-name="T21"><text:s text:c="4"/></text:span><text:span text:style-name="T20">final</text:span><text:span text:style-name="T21"> </text:span><text:span text:style-name="T20">long</text:span><text:span text:style-name="T21"> </text:span><text:span text:style-name="T23">numAs</text:span><text:span text:style-name="T21"> = </text:span><text:span text:style-name="T23">logData</text:span><text:span text:style-name="T21">.filter(</text:span><text:span text:style-name="T20">new</text:span><text:span text:style-name="T21"> </text:span><text:span text:style-name="T22">Function&lt;String, Boolean&gt;()</text:span><text:span text:style-name="T21"> {</text:span></text:p>
      <text:p text:style-name="P14"><text:span text:style-name="T21"><text:s text:c="6"/></text:span><text:span text:style-name="T26">@Override</text:span></text:p>
      <text:p text:style-name="P14"><text:span text:style-name="T21"><text:s text:c="6"/></text:span><text:span text:style-name="T20">public</text:span><text:span text:style-name="T21"> Boolean call(</text:span><text:span text:style-name="T20">final</text:span><text:span text:style-name="T21"> String </text:span><text:span text:style-name="T23">s</text:span><text:span text:style-name="T21">) { </text:span><text:span text:style-name="T20">return</text:span><text:span text:style-name="T21"> </text:span><text:span text:style-name="T23">s</text:span><text:span text:style-name="T21">.contains(</text:span><text:span text:style-name="T18">"a"</text:span><text:span text:style-name="T21">); }</text:span></text:p>
      <text:p text:style-name="P14"><text:span text:style-name="T21"><text:s text:c="4"/>}).count();</text:span></text:p>
      <text:p text:style-name="P15"/>
      <text:p text:style-name="P14"><text:span text:style-name="T21"><text:s text:c="4"/></text:span><text:span text:style-name="T20">final</text:span><text:span text:style-name="T21"> </text:span><text:span text:style-name="T20">long</text:span><text:span text:style-name="T21"> </text:span><text:span text:style-name="T23">numBs</text:span><text:span text:style-name="T21"> = </text:span><text:span text:style-name="T23">logData</text:span><text:span text:style-name="T21">.filter(</text:span><text:span text:style-name="T20">new</text:span><text:span text:style-name="T21"> </text:span><text:span text:style-name="T22">Function&lt;String, Boolean&gt;()</text:span><text:span text:style-name="T21"> {</text:span></text:p>
      <text:p text:style-name="P14"><text:span text:style-name="T21"><text:s text:c="6"/></text:span><text:span text:style-name="T26">@Override</text:span></text:p>
      <text:p text:style-name="P14"><text:span text:style-name="T21"><text:s text:c="6"/></text:span><text:span text:style-name="T20">public</text:span><text:span text:style-name="T21"> Boolean call(</text:span><text:span text:style-name="T20">final</text:span><text:span text:style-name="T21"> String </text:span><text:span text:style-name="T23">s</text:span><text:span text:style-name="T21">) { </text:span><text:span text:style-name="T20">return</text:span><text:span text:style-name="T21"> </text:span><text:span text:style-name="T23">s</text:span><text:span text:style-name="T21">.contains(</text:span><text:span text:style-name="T18">"b"</text:span><text:span text:style-name="T21">); }</text:span></text:p>
      <text:p text:style-name="P14"><text:span text:style-name="T21"><text:s text:c="4"/>}).count();</text:span></text:p>
      <text:p text:style-name="P15"/>
      <text:p text:style-name="P14"><text:span text:style-name="T21"><text:s text:c="4"/>System.</text:span><text:span text:style-name="T27">out</text:span><text:span text:style-name="T21">.println(</text:span><text:span text:style-name="T18">"Lines with a: "</text:span><text:span text:style-name="T21"> + </text:span><text:span text:style-name="T23">numAs</text:span><text:span text:style-name="T21"> + </text:span><text:span text:style-name="T18">", lines with b: "</text:span><text:span text:style-name="T21"> + </text:span><text:span text:style-name="T23">numBs</text:span><text:span text:style-name="T21">);</text:span></text:p>
      <text:p text:style-name="P14"><text:span text:style-name="T21"><text:s text:c="2"/>}</text:span></text:p>
      <text:p text:style-name="P14"><text:span text:style-name="T21">}</text:span></text:p>
      <text:p text:style-name="P12"><text:span text:style-name="T21"/></text:p>
      <text:p text:style-name="P31"/>
      <text:p text:style-name="P32">go to your project folder /simple-scala-app and build your package from command line using</text:p>
      <text:p text:style-name="P32">mvn package</text:p>
      <text:p text:style-name="P32">Now you have the package in /simple-scala-app/target folder</text:p>
      <text:p text:style-name="P32">Load the jar file to Spark in your project directory write the following</text:p>
      <text:p text:style-name="P32"/>
      <text:p text:style-name="P32">[spark folder]/bin/spark-submit --class "SimpleApp" --master local[4] target/simple-scala-app-<text:soft-page-break/>0.0.1-SNAPSHOT.jar</text:p>
      <text:p text:style-name="P32">For example </text:p>
      <text:p text:style-name="P32">~/Applications/spark-1.2.1/bin/spark-submit --class "SimpleApp" --master local[4] target/simple-scala-app-0.0.1-SNAPSHOT.jar</text:p>
      <text:p text:style-name="P32"/>
      <text:p text:style-name="P32"><text:s/><text:span text:style-name="T28">you will get </text:span></text:p>
      <text:p text:style-name="P34">Lines with a: 60, lines with b: 29</text:p>
      <text:p text:style-name="P34">on the command line</text:p>
      <text:p text:style-name="P34"/>
      <text:p text:style-name="P33">NOW lets use java 8</text:p>
      <text:p text:style-name="P13"><text:span text:style-name="T20">import</text:span><text:span text:style-name="T21"> org.apache.spark.SparkConf;</text:span></text:p>
      <text:p text:style-name="P14"><text:span text:style-name="T20">import</text:span><text:span text:style-name="T21"> org.apache.spark.api.java.JavaRDD;</text:span></text:p>
      <text:p text:style-name="P14"><text:span text:style-name="T20">import</text:span><text:span text:style-name="T21"> org.apache.spark.api.java.JavaSparkContext;</text:span></text:p>
      <text:p text:style-name="P15"/>
      <text:p text:style-name="P14"><text:span text:style-name="T20">public</text:span><text:span text:style-name="T21"> </text:span><text:span text:style-name="T20">class</text:span><text:span text:style-name="T21"> SimpleApp {</text:span></text:p>
      <text:p text:style-name="P14"><text:span text:style-name="T21"><text:s text:c="2"/></text:span><text:span text:style-name="T20">public</text:span><text:span text:style-name="T21"> </text:span><text:span text:style-name="T20">static</text:span><text:span text:style-name="T21"> </text:span><text:span text:style-name="T20">void</text:span><text:span text:style-name="T21"> main(</text:span><text:span text:style-name="T20">final</text:span><text:span text:style-name="T21"> String[] </text:span><text:span text:style-name="T23">args</text:span><text:span text:style-name="T21">) {</text:span></text:p>
      <text:p text:style-name="P14"><text:span text:style-name="T21"><text:s text:c="4"/></text:span><text:span text:style-name="T20">final</text:span><text:span text:style-name="T21"> String </text:span><text:span text:style-name="T23">logFile</text:span><text:span text:style-name="T21"> = </text:span><text:span text:style-name="T18">"/home/daghan/Applications/spark-1.2.1/README.md"</text:span><text:span text:style-name="T21">; </text:span><text:span text:style-name="T25">// Should be some file on your system</text:span></text:p>
      <text:p text:style-name="P14"><text:span text:style-name="T21"><text:s text:c="4"/></text:span><text:span text:style-name="T20">final</text:span><text:span text:style-name="T21"> SparkConf </text:span><text:span text:style-name="T23">conf</text:span><text:span text:style-name="T21"> = </text:span><text:span text:style-name="T20">new</text:span><text:span text:style-name="T21"> SparkConf().setAppName(</text:span><text:span text:style-name="T18">"Simple Application"</text:span><text:span text:style-name="T21">);</text:span></text:p>
      <text:p text:style-name="P14"><text:span text:style-name="T21"><text:s text:c="4"/></text:span><text:span text:style-name="T20">final</text:span><text:span text:style-name="T21"> JavaSparkContext </text:span><text:span text:style-name="T24">sc</text:span><text:span text:style-name="T21"> = </text:span><text:span text:style-name="T20">new</text:span><text:span text:style-name="T21"> JavaSparkContext(</text:span><text:span text:style-name="T23">conf</text:span><text:span text:style-name="T21">);</text:span></text:p>
      <text:p text:style-name="P14"><text:span text:style-name="T21"><text:s text:c="4"/></text:span><text:span text:style-name="T20">final</text:span><text:span text:style-name="T21"> JavaRDD&lt;String&gt; </text:span><text:span text:style-name="T23">logData</text:span><text:span text:style-name="T21"> = </text:span><text:span text:style-name="T23">sc</text:span><text:span text:style-name="T21">.textFile(</text:span><text:span text:style-name="T23">logFile</text:span><text:span text:style-name="T21">).cache();</text:span></text:p>
      <text:p text:style-name="P15"/>
      <text:p text:style-name="P14"><text:span text:style-name="T21"><text:s text:c="4"/></text:span><text:span text:style-name="T20">final</text:span><text:span text:style-name="T21"> </text:span><text:span text:style-name="T20">long</text:span><text:span text:style-name="T21"> </text:span><text:span text:style-name="T23">numAs</text:span><text:span text:style-name="T21"> = </text:span><text:span text:style-name="T23">logData</text:span><text:span text:style-name="T21">.filter(</text:span><text:span text:style-name="T23">s</text:span><text:span text:style-name="T21">-&gt; </text:span><text:span text:style-name="T23">s</text:span><text:span text:style-name="T21">.contains(</text:span><text:span text:style-name="T18">"a"</text:span><text:span text:style-name="T21">)).count();</text:span></text:p>
      <text:p text:style-name="P14"><text:span text:style-name="T21"><text:s text:c="4"/></text:span><text:span text:style-name="T20">final</text:span><text:span text:style-name="T21"> </text:span><text:span text:style-name="T20">long</text:span><text:span text:style-name="T21"> </text:span><text:span text:style-name="T23">numBs</text:span><text:span text:style-name="T21"> = </text:span><text:span text:style-name="T23">logData</text:span><text:span text:style-name="T21">.filter(</text:span><text:span text:style-name="T23">s</text:span><text:span text:style-name="T21">-&gt;</text:span><text:span text:style-name="T23">s</text:span><text:span text:style-name="T21">.contains(</text:span><text:span text:style-name="T18">"b"</text:span><text:span text:style-name="T21">)).count();</text:span></text:p>
      <text:p text:style-name="P15"/>
      <text:p text:style-name="P14"><text:span text:style-name="T21"><text:s text:c="4"/>System.</text:span><text:span text:style-name="T27">out</text:span><text:span text:style-name="T21">.println(</text:span><text:span text:style-name="T18">"Lines with a: "</text:span><text:span text:style-name="T21"> + </text:span><text:span text:style-name="T23">numAs</text:span><text:span text:style-name="T21"> + </text:span><text:span text:style-name="T18">", lines with b: "</text:span><text:span text:style-name="T21"> + </text:span><text:span text:style-name="T23">numBs</text:span><text:span text:style-name="T21">);</text:span></text:p>
      <text:p text:style-name="P14"><text:span text:style-name="T21"><text:s text:c="2"/>}</text:span></text:p>
      <text:p text:style-name="P14"><text:span text:style-name="T21">}</text:span></text:p>
      <text:p text:style-name="P33"/>
      <text:p text:style-name="P33">follow the previous instructions to submit jar file to spark</text:p>
      <text:p text:style-name="P32"/>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Lucida Console', monospace"/>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0:49:57.552351021</meta:creation-date>
    <dc:date>2015-02-10T16:26:13.271461490</dc:date>
    <meta:editing-duration>PT3H46M58S</meta:editing-duration>
    <meta:editing-cycles>17</meta:editing-cycles>
    <meta:generator>LibreOffice/4.2.7.2$Linux_X86_64 LibreOffice_project/420m0$Build-2</meta:generator>
    <meta:document-statistic meta:table-count="0" meta:image-count="0" meta:object-count="0" meta:page-count="5" meta:paragraph-count="152" meta:word-count="900" meta:character-count="7452" meta:non-whitespace-character-count="6440"/>
  </office:meta>
</office:document-meta>
</file>